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47f59"/>
    </style:style>
    <style:style style:name="P2" style:family="paragraph" style:parent-style-name="Standard">
      <style:text-properties officeooo:rsid="00047f59" officeooo:paragraph-rsid="00047f59"/>
    </style:style>
    <style:style style:name="P3" style:family="paragraph" style:parent-style-name="Standard">
      <style:text-properties officeooo:rsid="0005429e" officeooo:paragraph-rsid="0005429e"/>
    </style:style>
    <style:style style:name="P4" style:family="paragraph" style:parent-style-name="Standard">
      <style:text-properties officeooo:rsid="0005429e" officeooo:paragraph-rsid="00070955"/>
    </style:style>
    <style:style style:name="P5" style:family="paragraph" style:parent-style-name="Standard">
      <style:text-properties officeooo:rsid="00070955" officeooo:paragraph-rsid="00070955"/>
    </style:style>
    <style:style style:name="P6" style:family="paragraph" style:parent-style-name="Standard">
      <style:text-properties officeooo:paragraph-rsid="00047f59"/>
    </style:style>
    <style:style style:name="P7" style:family="paragraph" style:parent-style-name="Standard">
      <style:text-properties officeooo:paragraph-rsid="00086f7d"/>
    </style:style>
    <style:style style:name="T1" style:family="text">
      <style:text-properties officeooo:rsid="00047f59"/>
    </style:style>
    <style:style style:name="T2" style:family="text">
      <style:text-properties officeooo:rsid="0005429e"/>
    </style:style>
    <style:style style:name="T3" style:family="text">
      <style:text-properties officeooo:rsid="00070955"/>
    </style:style>
    <style:style style:name="T4" style:family="text">
      <style:text-properties officeooo:rsid="0007fc06"/>
    </style:style>
    <style:style style:name="T5" style:family="text">
      <style:text-properties officeooo:rsid="00086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ência de Configuração – Projeto SVRI</text:p>
      <text:p text:style-name="P2"/>
      <text:p text:style-name="P2"/>
      <text:p text:style-name="P2">Versão do Eclipse utilizada:</text:p>
      <text:p text:style-name="P2">-IDE: Eclipse Luna 4.4.2 – Eclipse IDE for Java EE Developers</text:p>
      <text:p text:style-name="P1"><text:a xlink:type="simple" xlink:href="https://www.eclipse.org/downloads/packages/eclipse-ide-java-ee-developers/lunasr2"><text:span text:style-name="T1">https://www.eclipse.org/downloads/packages/eclipse-ide-java-ee-developers/lunasr2</text:span></text:a></text:p>
      <text:p text:style-name="P1"><text:span text:style-name="T1">(x64 version?)</text:span><text:span text:style-name="T2">. Já vem com Git e o que é necessário</text:span></text:p>
      <text:p text:style-name="P1"><text:span text:style-name="T2"/></text:p>
      <text:p text:style-name="P7"><text:span text:style-name="T5">- Instalação da IED Eclipse Luna 4.4.2:</text:span></text:p>
      <text:p text:style-name="P7"><text:span text:style-name="T5"><text:tab/>1) No windows, executar o arquivo .exe e selecionar o caminho de instalação da IDE;</text:span></text:p>
      <text:p text:style-name="P7"><text:span text:style-name="T5"><text:tab/>2) No linux, extrair o arquivo .tar.gz no caminho desejado para a instalação da IDE;</text:span></text:p>
      <text:p text:style-name="P7"><text:span text:style-name="T5"/></text:p>
      <text:p text:style-name="P3">-<text:span text:style-name="T3">Diretórios de Pastas:</text:span></text:p>
      <text:p text:style-name="P3"/>
      <text:p text:style-name="P5">-Java: Java 8</text:p>
      <text:p text:style-name="P5"/>
      <text:p text:style-name="P4"><text:span text:style-name="T3">-Apache Tomcat: Versão 8.</text:span><text:span text:style-name="T4">0.21</text:span></text:p>
      <text:p text:style-name="P5">http://tomcat.apache.org/download-80.cgi</text:p>
      <text:p text:style-name="P5"/>
      <text:p text:style-name="P5">-LibreOffice ou OpenOffice: arquivos em .odt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6:49:26.03</meta:creation-date>
    <dc:date>2015-03-28T18:40:36</dc:date>
    <meta:editing-duration>PT10M29S</meta:editing-duration>
    <meta:editing-cycles>5</meta:editing-cycles>
    <meta:generator>LibreOffice/3.6$Linux_X86_64 LibreOffice_project/360m1$Build-2</meta:generator>
    <dc:creator>lucas21 </dc:creator>
    <meta:document-statistic meta:table-count="0" meta:image-count="0" meta:object-count="0" meta:page-count="1" meta:paragraph-count="13" meta:word-count="87" meta:character-count="617" meta:non-whitespace-character-count="540"/>
  </office:meta>
</office:document-meta>
</file>